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.0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.0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57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8pt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6.604cm" svg:height="6.35cm" svg:x="6.858cm" svg:y="5.2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13.457cm" svg:y="5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6.858cm" svg:y="11.5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13.457cm" svg:y="11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778cm" svg:x="9.906cm" svg:y="8.25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064cm" svg:height="3.81cm" svg:x="10.414cm" svg:y="10.799cm">
          <text:p text:style-name="P1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1.016cm" svg:height="5.08cm" svg:x="16.51cm" svg:y="9.275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58cm" svg:y1="11.511cm" svg:x2="13.462cm" svg:y2="5.21cm">
          <text:p/>
        </draw:line>
        <draw:frame draw:style-name="gr4" draw:layer="layout" svg:width="0.853cm" svg:height="0.962cm" svg:x="7.112cm" svg:y="5.465cm">
          <draw:text-box>
            <text:p>0</text:p>
          </draw:text-box>
        </draw:frame>
        <draw:frame draw:style-name="gr4" draw:layer="layout" svg:width="0.853cm" svg:height="0.962cm" svg:x="12.446cm" svg:y="6.227cm">
          <draw:text-box>
            <text:p>1</text:p>
          </draw:text-box>
        </draw:frame>
        <draw:frame draw:style-name="gr5" draw:layer="layout" svg:width="0.853cm" svg:height="0.962cm" svg:x="19.208cm" svg:y="5.265cm">
          <draw:text-box>
            <text:p>2</text:p>
          </draw:text-box>
        </draw:frame>
        <draw:frame draw:style-name="gr4" draw:layer="layout" svg:width="0.853cm" svg:height="0.962cm" svg:x="6.858cm" svg:y="11.561cm">
          <draw:text-box>
            <text:p>3</text:p>
          </draw:text-box>
        </draw:frame>
        <draw:frame draw:style-name="gr4" draw:layer="layout" svg:width="0.853cm" svg:height="0.962cm" svg:x="19.208cm" svg:y="11.56cm">
          <draw:text-box>
            <text:p>4</text:p>
          </draw:text-box>
        </draw:frame>
        <draw:custom-shape draw:style-name="gr2" draw:text-style-name="P1" draw:layer="layout" svg:width="1.706cm" svg:height="2.178cm" svg:x="12.7cm" svg:y="10.545cm">
          <text:p text:style-name="P1">4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est Geometry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29cm" svg:height="1.106cm" svg:x="2.386cm" svg:y="6.50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8cm" svg:height="2.371cm" svg:x="2.709cm" svg:y="8.087cm">
          <text:p text:style-name="P1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0.645cm" svg:height="3.162cm" svg:x="6.579cm" svg:y="7.138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layer="layout" svg:width="0.853cm" svg:height="0.962cm" svg:x="0.612cm" svg:y="4.767cm">
          <draw:text-box>
            <text:p>0</text:p>
          </draw:text-box>
        </draw:frame>
        <draw:frame draw:style-name="gr8" draw:layer="layout" svg:width="0.853cm" svg:height="0.962cm" svg:x="3.999cm" svg:y="5.241cm">
          <draw:text-box>
            <text:p>1</text:p>
          </draw:text-box>
        </draw:frame>
        <draw:frame draw:style-name="gr9" draw:layer="layout" svg:width="0.853cm" svg:height="0.962cm" svg:x="8.291cm" svg:y="4.642cm">
          <draw:text-box>
            <text:p>2</text:p>
          </draw:text-box>
        </draw:frame>
        <draw:frame draw:style-name="gr9" draw:layer="layout" svg:width="0.853cm" svg:height="0.962cm" svg:x="0.451cm" svg:y="8.561cm">
          <draw:text-box>
            <text:p>3</text:p>
          </draw:text-box>
        </draw:frame>
        <draw:frame draw:style-name="gr9" draw:layer="layout" svg:width="0.853cm" svg:height="0.962cm" svg:x="8.291cm" svg:y="8.56cm">
          <draw:text-box>
            <text:p>4</text:p>
          </draw:text-box>
        </draw:frame>
        <draw:custom-shape draw:style-name="gr2" draw:text-style-name="P1" draw:layer="layout" svg:width="1.083cm" svg:height="1.355cm" svg:x="4.16cm" svg:y="7.929cm">
          <text:p text:style-name="P1">4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842cm" svg:height="8.072cm" svg:x="9.144cm" svg:y="4.642cm">
          <draw:text-box>
            <text:p><text:span text:style-name="T1">Rank 0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8.072cm" svg:x="15.24cm" svg:y="4.608cm">
          <draw:text-box>
            <text:p><text:span text:style-name="T1">Rank 1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8.072cm" svg:x="21.082cm" svg:y="4.715cm">
          <draw:text-box>
            <text:p><text:span text:style-name="T1">Rank 2</text:span></text:p>
            <text:list text:style-name="L1">
              <text:list-item>
                <text:p><text:span text:style-name="T2">Score to cell 3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6.824cm" svg:x="9.144cm" svg:y="11.974cm">
          <draw:text-box>
            <text:p><text:span text:style-name="T1">Rank 3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</text:list>
          </draw:text-box>
        </draw:frame>
        <draw:frame draw:style-name="gr10" draw:text-style-name="P2" draw:layer="layout" svg:width="5.842cm" svg:height="6.824cm" svg:x="15.494cm" svg:y="12.081cm">
          <draw:text-box>
            <text:p><text:span text:style-name="T1">Rank 4</text:span></text:p>
            <text:list text:style-name="L1">
              <text:list-item>
                <text:p><text:span text:style-name="T2">Score to cell 4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29cm" svg:height="1.106cm" svg:x="2.386cm" svg:y="6.50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58cm" svg:height="2.371cm" svg:x="2.709cm" svg:y="8.087cm">
          <text:p text:style-name="P4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4" draw:layer="layout" svg:width="0.645cm" svg:height="3.162cm" svg:x="6.579cm" svg:y="7.138cm">
          <text:p text:style-name="P4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text-style-name="P5" draw:layer="layout" svg:width="0.853cm" svg:height="0.962cm" svg:x="0.612cm" svg:y="4.767cm">
          <draw:text-box>
            <text:p text:style-name="P5">0</text:p>
          </draw:text-box>
        </draw:frame>
        <draw:frame draw:style-name="gr8" draw:text-style-name="P5" draw:layer="layout" svg:width="0.853cm" svg:height="0.962cm" svg:x="3.999cm" svg:y="5.241cm">
          <draw:text-box>
            <text:p text:style-name="P5">1</text:p>
          </draw:text-box>
        </draw:frame>
        <draw:frame draw:style-name="gr9" draw:text-style-name="P5" draw:layer="layout" svg:width="0.853cm" svg:height="0.962cm" svg:x="8.291cm" svg:y="4.642cm">
          <draw:text-box>
            <text:p text:style-name="P5">2</text:p>
          </draw:text-box>
        </draw:frame>
        <draw:frame draw:style-name="gr9" draw:text-style-name="P5" draw:layer="layout" svg:width="0.853cm" svg:height="0.962cm" svg:x="0.451cm" svg:y="8.561cm">
          <draw:text-box>
            <text:p text:style-name="P5">3</text:p>
          </draw:text-box>
        </draw:frame>
        <draw:frame draw:style-name="gr9" draw:text-style-name="P5" draw:layer="layout" svg:width="0.853cm" svg:height="0.962cm" svg:x="8.291cm" svg:y="8.56cm">
          <draw:text-box>
            <text:p text:style-name="P5">4</text:p>
          </draw:text-box>
        </draw:frame>
        <draw:custom-shape draw:style-name="gr2" draw:text-style-name="P4" draw:layer="layout" svg:width="1.083cm" svg:height="1.355cm" svg:x="4.16cm" svg:y="7.929cm">
          <text:p text:style-name="P4">4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842cm" svg:height="6.824cm" svg:x="9.144cm" svg:y="4.642cm">
          <draw:text-box>
            <text:p text:style-name="P5"><text:span text:style-name="T1">Rank 0</text:span></text:p>
            <text:list text:style-name="L1">
              <text:list-item>
                <text:p text:style-name="P5"><text:span text:style-name="T2">Bin 1 (Cell 2): 3</text:span></text:p>
              </text:list-item>
              <text:list-item>
                <text:p text:style-name="P5"><text:span text:style-name="T2">Bin 2 (Cell 4): 4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15.24cm" svg:y="4.608cm">
          <draw:text-box>
            <text:p text:style-name="P5"><text:span text:style-name="T1">Rank 1</text:span></text:p>
            <text:list text:style-name="L1">
              <text:list-item>
                <text:p text:style-name="P5"><text:span text:style-name="T2">Bin 1 (Cell 2): 3</text:span></text:p>
              </text:list-item>
              <text:list-item>
                <text:p text:style-name="P5"><text:span text:style-name="T2">Bin 2 (Cell 1): 4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21.082cm" svg:y="4.715cm">
          <draw:text-box>
            <text:p text:style-name="P5"><text:span text:style-name="T1">Rank 2</text:span></text:p>
            <text:list text:style-name="L1">
              <text:list-item>
                <text:p text:style-name="P5"><text:span text:style-name="T2">Bin 1 (Cell 3): 3</text:span></text:p>
              </text:list-item>
              <text:list-item>
                <text:p text:style-name="P5"><text:span text:style-name="T2">Bin 2 (Cell 4): 4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9.144cm" svg:y="11.974cm">
          <draw:text-box>
            <text:p text:style-name="P5"><text:span text:style-name="T1">Rank 3</text:span></text:p>
            <text:list text:style-name="L1">
              <text:list-item>
                <text:p text:style-name="P5"><text:span text:style-name="T2">Bin 1 (Cell 2): 2</text:span></text:p>
                <text:p text:style-name="P5"><text:span text:style-name="T2"/></text:p>
              </text:list-item>
            </text:list>
          </draw:text-box>
        </draw:frame>
        <draw:frame draw:style-name="gr10" draw:text-style-name="P6" draw:layer="layout" svg:width="5.842cm" svg:height="6.824cm" svg:x="15.494cm" svg:y="12.081cm">
          <draw:text-box>
            <text:p text:style-name="P5"><text:span text:style-name="T1">Rank 4</text:span></text:p>
            <text:list text:style-name="L1">
              <text:list-item>
                <text:p text:style-name="P5"><text:span text:style-name="T2">Bin 2 (Cell 4): 3</text:span></text:p>
              </text:list-item>
              <text:list-item>
                <text:p text:style-name="P5"><text:span text:style-name="T2">Bin 3 (Cell 3): 2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esults Before Reduc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29cm" svg:height="1.106cm" svg:x="2.386cm" svg:y="6.50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58cm" svg:height="2.371cm" svg:x="2.709cm" svg:y="8.087cm">
          <text:p text:style-name="P4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4" draw:layer="layout" svg:width="0.645cm" svg:height="3.162cm" svg:x="6.579cm" svg:y="7.138cm">
          <text:p text:style-name="P4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text-style-name="P5" draw:layer="layout" svg:width="0.853cm" svg:height="0.962cm" svg:x="0.612cm" svg:y="4.767cm">
          <draw:text-box>
            <text:p text:style-name="P5">0</text:p>
          </draw:text-box>
        </draw:frame>
        <draw:frame draw:style-name="gr8" draw:text-style-name="P5" draw:layer="layout" svg:width="0.853cm" svg:height="0.962cm" svg:x="3.999cm" svg:y="5.241cm">
          <draw:text-box>
            <text:p text:style-name="P5">1</text:p>
          </draw:text-box>
        </draw:frame>
        <draw:frame draw:style-name="gr9" draw:text-style-name="P5" draw:layer="layout" svg:width="0.853cm" svg:height="0.962cm" svg:x="8.291cm" svg:y="4.642cm">
          <draw:text-box>
            <text:p text:style-name="P5">2</text:p>
          </draw:text-box>
        </draw:frame>
        <draw:frame draw:style-name="gr9" draw:text-style-name="P5" draw:layer="layout" svg:width="0.853cm" svg:height="0.962cm" svg:x="0.451cm" svg:y="8.561cm">
          <draw:text-box>
            <text:p text:style-name="P5">3</text:p>
          </draw:text-box>
        </draw:frame>
        <draw:frame draw:style-name="gr9" draw:text-style-name="P5" draw:layer="layout" svg:width="0.853cm" svg:height="0.962cm" svg:x="8.291cm" svg:y="8.56cm">
          <draw:text-box>
            <text:p text:style-name="P5">4</text:p>
          </draw:text-box>
        </draw:frame>
        <draw:custom-shape draw:style-name="gr2" draw:text-style-name="P4" draw:layer="layout" svg:width="1.083cm" svg:height="1.355cm" svg:x="4.16cm" svg:y="7.929cm">
          <text:p text:style-name="P4">4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842cm" svg:height="6.824cm" svg:x="9.144cm" svg:y="4.642cm">
          <draw:text-box>
            <text:p text:style-name="P5"><text:span text:style-name="T1">Rank 0</text:span></text:p>
            <text:list text:style-name="L1">
              <text:list-item>
                <text:p text:style-name="P5"><text:span text:style-name="T2">Bin 1 (Cell 2): 8</text:span></text:p>
              </text:list-item>
              <text:list-item>
                <text:p text:style-name="P5"><text:span text:style-name="T2">Bin 2 (Cell 4): 11</text:span></text:p>
              </text:list-item>
              <text:list-item>
                <text:p text:style-name="P5"><text:span text:style-name="T2">Bin 3 (Cell 1): 4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15.24cm" svg:y="4.608cm">
          <draw:text-box>
            <text:p text:style-name="P5"><text:span text:style-name="T1">Rank 1</text:span></text:p>
            <text:list text:style-name="L1">
              <text:list-item>
                <text:p text:style-name="P5"><text:span text:style-name="T2">Bin 1 (Cell 2): 0</text:span></text:p>
              </text:list-item>
              <text:list-item>
                <text:p text:style-name="P5"><text:span text:style-name="T2">Bin 2 (Cell 4): 0</text:span></text:p>
              </text:list-item>
              <text:list-item>
                <text:p text:style-name="P5"><text:span text:style-name="T2">Bin 3 (Cell 1): 0</text:span></text:p>
                <text:p text:style-name="P5"><text:span text:style-name="T2"/></text:p>
                <text:p text:style-name="P5"><text:span text:style-name="T3">(not local master: <text:s/>reorder and zero)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21.082cm" svg:y="4.715cm">
          <draw:text-box>
            <text:p text:style-name="P5"><text:span text:style-name="T1">Rank 2</text:span></text:p>
            <text:list text:style-name="L1">
              <text:list-item>
                <text:p text:style-name="P5"><text:span text:style-name="T2">Bin 1 (Cell 3): 5</text:span></text:p>
              </text:list-item>
              <text:list-item>
                <text:p text:style-name="P5"><text:span text:style-name="T2">Bin 2 (Cell 4): 11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draw:style-name="gr10" draw:text-style-name="P6" draw:layer="layout" svg:width="5.842cm" svg:height="6.824cm" svg:x="9.144cm" svg:y="11.974cm">
          <draw:text-box>
            <text:p text:style-name="P5"><text:span text:style-name="T1">Rank 3</text:span></text:p>
            <text:list text:style-name="L1">
              <text:list-item>
                <text:p text:style-name="P5"><text:span text:style-name="T2">Bin 1 (Cell 2): 8</text:span></text:p>
                <text:p text:style-name="P5"><text:span text:style-name="T2"/></text:p>
              </text:list-item>
            </text:list>
          </draw:text-box>
        </draw:frame>
        <draw:frame draw:style-name="gr10" draw:text-style-name="P6" draw:layer="layout" svg:width="5.842cm" svg:height="6.824cm" svg:x="15.494cm" svg:y="12.081cm">
          <draw:text-box>
            <text:p text:style-name="P5"><text:span text:style-name="T1">Rank 4</text:span></text:p>
            <text:list text:style-name="L1">
              <text:list-item>
                <text:p text:style-name="P5"><text:span text:style-name="T2">Bin 1 (Cell 2): 8</text:span></text:p>
              </text:list-item>
              <text:list-item>
                <text:p text:style-name="P5"><text:span text:style-name="T2">Bin 2 (Cell 4): 11</text:span></text:p>
              </text:list-item>
              <text:list-item>
                <text:p text:style-name="P5"><text:span text:style-name="T2">Bin 3 (Cell 3): 5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1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esults After Reduce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Horelik</meta:initial-creator>
    <meta:creation-date>2014-11-03T12:36:18</meta:creation-date>
    <dc:date>2014-11-04T22:45:25</dc:date>
    <dc:creator>Nick Horelik</dc:creator>
    <meta:editing-duration>PT4H48M6S</meta:editing-duration>
    <meta:editing-cycles>28</meta:editing-cycles>
    <meta:generator>LibreOffice/3.5$Linux_X86_64 LibreOffice_project/350m1$Build-2</meta:generator>
    <meta:document-statistic meta:object-count="104"/>
  </office:meta>
</office:document-meta>
</file>